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Grande" svg:font-family="'Lucida Grande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0000" style:font-name="Liberation Sans" fo:font-size="10pt" style:font-size-asian="10pt" style:font-size-complex="10pt"/>
    </style:style>
    <style:style style:name="P4" style:family="paragraph" style:parent-style-name="Standard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Lucida Grande" fo:font-size="10pt" style:font-size-asian="10pt" style:font-size-complex="10pt"/>
    </style:style>
    <style:style style:name="P6" style:family="paragraph" style:parent-style-name="Standard">
      <style:text-properties fo:color="#000000" style:font-name="Lucida Grande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c9211e" style:font-name="Liberation Sans" fo:font-size="10pt" style:font-size-asian="10pt" style:font-size-complex="10pt"/>
    </style:style>
    <style:style style:name="P8" style:family="paragraph" style:parent-style-name="Text_20_body">
      <style:paragraph-properties fo:line-height="100%"/>
      <style:text-properties fo:color="#000000" style:font-name="Liberation Sans" fo:font-size="10pt" fo:font-weight="bold" style:font-size-asian="10pt" style:font-weight-asian="bold" style:font-size-complex="10pt"/>
    </style:style>
    <style:style style:name="P9" style:family="paragraph" style:parent-style-name="Text_20_body">
      <style:paragraph-properties fo:margin-top="0.101cm" fo:margin-bottom="0.101cm" loext:contextual-spacing="false" fo:line-height="100%"/>
      <style:text-properties fo:color="#000000" style:font-name="Liberation Sans" fo:font-size="10pt" style:font-size-asian="10pt" style:font-size-complex="10pt"/>
    </style:style>
    <style:style style:name="P10" style:family="paragraph" style:parent-style-name="Text_20_body">
      <style:paragraph-properties fo:margin-top="0.164cm" fo:margin-bottom="0.164cm" loext:contextual-spacing="false" fo:line-height="100%"/>
      <style:text-properties fo:color="#000000" style:font-name="Liberation Sans" fo:font-size="10pt" fo:font-weight="bold" style:font-size-asian="10pt" style:font-weight-asian="bold" style:font-size-complex="10pt"/>
    </style:style>
    <style:style style:name="P11" style:family="paragraph" style:parent-style-name="Text_20_body">
      <style:paragraph-properties fo:margin-top="0.064cm" fo:margin-bottom="0.064cm" loext:contextual-spacing="false" fo:line-height="100%"/>
      <style:text-properties fo:color="#000000" style:font-name="Liberation Sans" fo:font-size="10pt" style:font-size-asian="10pt" style:font-size-complex="10pt"/>
    </style:style>
    <style:style style:name="P12" style:family="paragraph" style:parent-style-name="Text_20_body">
      <style:paragraph-properties fo:margin-top="0.265cm" fo:margin-bottom="0.265cm" loext:contextual-spacing="false" fo:line-height="100%"/>
      <style:text-properties fo:color="#000000" style:font-name="Liberation Sans" fo:font-size="10pt" style:font-size-asian="10pt" style:font-size-complex="10pt"/>
    </style:style>
    <style:style style:name="P13" style:family="paragraph" style:parent-style-name="Text_20_body">
      <style:paragraph-properties fo:margin-top="0.265cm" fo:margin-bottom="0.265cm" loext:contextual-spacing="false" fo:line-height="100%"/>
      <style:text-properties fo:color="#000000" style:font-name="Liberation Sans" fo:font-size="10pt" fo:font-weight="bold" style:font-size-asian="10pt" style:font-weight-asian="bold" style:font-size-complex="10pt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fo:color="#000000" style:font-name="Liberation Sans" fo:font-size="10pt" style:font-size-asian="10pt" style:font-size-complex="10pt"/>
    </style:style>
    <style:style style:name="P15" style:family="paragraph" style:parent-style-name="Text_20_body">
      <style:paragraph-properties fo:margin-top="0.201cm" fo:margin-bottom="0.201cm" loext:contextual-spacing="false" fo:line-height="100%"/>
      <style:text-properties fo:color="#000000" style:font-name="Liberation Sans" fo:font-size="10pt" fo:language="en" fo:country="US" style:font-size-asian="10pt" style:font-size-complex="10pt"/>
    </style:style>
    <style:style style:name="P16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17" style:family="paragraph" style:parent-style-name="Standard">
      <style:text-properties fo:color="#000000" style:font-name="Lucida Grande" fo:font-size="10pt" style:font-size-asian="10pt" style:font-size-complex="10pt"/>
    </style:style>
    <style:style style:name="P18" style:family="paragraph" style:parent-style-name="Standard">
      <style:text-properties fo:color="#000000" style:font-name="Lucida Grande" fo:font-size="10pt" officeooo:rsid="00051621" officeooo:paragraph-rsid="00051621" style:font-size-asian="10pt" style:font-size-complex="10pt"/>
    </style:style>
    <style:style style:name="P19" style:family="paragraph" style:parent-style-name="Standard">
      <style:text-properties fo:color="#000000" style:font-name="Lucida Grande" fo:font-size="10pt" officeooo:rsid="0006ffdd" officeooo:paragraph-rsid="0006ffdd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style:font-name="Lucida Grande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/>O que são collections</text:p>
      <text:p text:style-name="Standard"/>
      <text:p text:style-name="Standard">Grupo de dados semelhantes em uma única unidade</text:p>
      <text:p text:style-name="Standard"/>
      <text:p text:style-name="P1">arrays</text:p>
      <text:p text:style-name="P1"/>
      <text:p text:style-name="P1">push – add elemento no array</text:p>
      <text:p text:style-name="Standard">insert – add na posição desejada do array</text:p>
      <text:p text:style-name="Standard">length – quantidade</text:p>
      <text:p text:style-name="Standard">count – conta quantos elemntos possui</text:p>
      <text:p text:style-name="Standard">empty? - informa se esta vazio ou não</text:p>
      <text:p text:style-name="Standard">include? - verifica se esta incluso o elemento no array</text:p>
      <text:p text:style-name="Standard">delete_at() - deleta o elemento na posição informada do array</text:p>
      <text:p text:style-name="Standard">pop – deleta o ultimo elemento</text:p>
      <text:p text:style-name="Standard">shift – deleta o primeiro elemento</text:p>
      <text:p text:style-name="Standard"/>
      <text:p text:style-name="Standard"/>
      <text:p text:style-name="Standard">hashes</text:p>
      <text:p text:style-name="Standard"/>
      <text:p text:style-name="Standard">hash (chaves)</text:p>
      <text:p text:style-name="Standard">dentro da variavel forme uma nova</text:p>
      <text:p text:style-name="Standard"><text:span text:style-name="Fonte_20_parág._20_padrão"><text:span text:style-name="T1">variavel =</text:span></text:span> <text:span text:style-name="Fonte_20_parág._20_padrão"><text:span text:style-name="T1">Hash.new</text:span></text:span></text:p>
      <text:p text:style-name="Standard">depois acrescente a chave e o valor</text:p>
      <text:p text:style-name="P2">variavel = { chave: ‘valor’, chave2: ‘valor2’}</text:p>
      <text:p text:style-name="Standard">para acrescentar mais chaves e valores adicione</text:p>
      <text:p text:style-name="P2">variavel[:chave3] = “valor3”</text:p>
      <text:p text:style-name="P2"/>
      <text:p text:style-name="Standard">.keys – mostra só as chaves</text:p>
      <text:p text:style-name="Standard">.values – mostra só os valores</text:p>
      <text:p text:style-name="Standard">delete(:chave)</text:p>
      <text:p text:style-name="Standard">size – mostra a quantidade de elementos dentro do hash</text:p>
      <text:p text:style-name="Standard">empty? - informa se esta vazio ou não</text:p>
      <text:p text:style-name="Standard"/>
      <text:p text:style-name="P2">interações em collections</text:p>
      <text:p text:style-name="P2"/>
      <text:p text:style-name="Standard">EACH -percorre uma coleção, parecido com for, mas não sobrescreve o valor das variaveis fora da estrutura de repetição</text:p>
      <text:p text:style-name="Standard"/>
      <text:p text:style-name="Standard">MAP – cria um array baseando-se em valores de outro array</text:p>
      <text:p text:style-name="Standard"/>
      <text:p text:style-name="Standard">SELECTION – faz um loop dentro da coleção e devolve os valores q constam na interação</text:p>
      <text:p text:style-name="Standard"/>
      <text:p text:style-name="Standard"/>
      <text:p text:style-name="Standard">3 desafios</text:p>
      <text:p text:style-name="P8">Missão 1</text:p>
      <text:p text:style-name="P9">Utilizando uma collection do tipo Array, escreva um programa que receba 3 números e no final exiba o resultado de cada um deles elevado a segunda potência.</text:p>
      <text:p text:style-name="P9"/>
      <text:p text:style-name="P9"/>
      <text:p text:style-name="P9"/>
      <text:p text:style-name="P9"/>
      <text:p text:style-name="P10"><text:soft-page-break/>Missão 2</text:p>
      <text:p text:style-name="P11">Crie uma collection do tipo Hash e permita que o usuário crie três elementos informando a chave e o valor. No final do programa para cada um desses elementos imprima a frase “Uma das chaves é **** e o seu valor é ****”</text:p>
      <text:p text:style-name="P12"> </text:p>
      <text:p text:style-name="P13">Missão 3</text:p>
      <text:p text:style-name="P14">Dado o seguinte hash:</text:p>
      <text:p text:style-name="P15">Numbers = {a: 10, b: 30 2, c: 20, d: 25, e: 15}</text:p>
      <text:p text:style-name="P14">Crie uma instrução que seleciona o maior valor deste hash e no final imprima a chave e valor do elemento resultante.</text:p>
      <text:p text:style-name="P3"/>
      <text:p text:style-name="P3"/>
      <text:p text:style-name="P4"><text:s/>Aula 5 – Métodos e Gems</text:p>
      <text:p text:style-name="P4"/>
      <text:p text:style-name="P3">métodos são uma forma de organizar instruções em um programa, permitindo que trechos de código sejam reutilizados</text:p>
      <text:p text:style-name="P3"/>
      <text:p text:style-name="P3">método == “def” (em javascript você entende como função</text:p>
      <text:p text:style-name="P3"/>
      <text:p text:style-name="P3">se você não chamar o metodo ele não ira aparecer no terminal</text:p>
      <text:p text:style-name="P3"/>
      <text:p text:style-name="P3">parâmetros, são informações que passamos dentro do método</text:p>
      <text:p text:style-name="P3"/>
      <text:p text:style-name="P3"/>
      <text:p text:style-name="P4">o que são Gems</text:p>
      <text:p text:style-name="P4"/>
      <text:p text:style-name="P3">é um pacote que oferece funcionalidades a fim de resolver uma necessidade especifica de um programa Ruby</text:p>
      <text:p text:style-name="P3">Pense como o conceito de biblioteca em outras linguagens de programação</text:p>
      <text:p text:style-name="P3"/>
      <text:p text:style-name="P3">para instalar gems</text:p>
      <text:p text:style-name="P7">gem install &lt;nome da gem&gt;</text:p>
      <text:p text:style-name="P3"/>
      <text:p text:style-name="P3">para desinstalar</text:p>
      <text:p text:style-name="P7">gem uninstall &lt;nome da gem&gt;</text:p>
      <text:p text:style-name="P7"/>
      <text:p text:style-name="P3">listar gems</text:p>
      <text:p text:style-name="P7">gem list</text:p>
      <text:p text:style-name="P7"/>
      <text:p text:style-name="P7"/>
      <text:p text:style-name="Standard"><text:span text:style-name="Fonte_20_parág._20_padrão"><text:span text:style-name="T2">POO</text:span></text:span></text:p>
      <text:p text:style-name="P4"/>
      <text:p text:style-name="P5">è um paradigma de progrmação criado para lidar com softwares grandes e complexos. É um conceito seguido não só pelo Ruby, mas tambem por várias outras linguagens de programação como Java, Python C++ etc</text:p>
      <text:p text:style-name="P5"/>
      <text:p text:style-name="P5">4 pilares impotantes</text:p>
      <text:p text:style-name="P5"/>
      <text:p text:style-name="P5">ABSTRAÇÃO – entidade do mundo real, visa abstrair e tranformalas em classes</text:p>
      <text:p text:style-name="P5"/>
      <text:p text:style-name="P5">ENCAPSULAMENTO – agrupar códigos</text:p>
      <text:p text:style-name="P5"/>
      <text:p text:style-name="P5">HERANÇA – habilidade de criar uma classe com caracteristicas de outra existente, reuso e aproveitamento do código</text:p>
      <text:p text:style-name="P5"/>
      <text:p text:style-name="P5">POLIFORMISMO – capacidade de utilizar um método de diferentes formas para diferentes objetos</text:p>
      <text:p text:style-name="P5"/>
      <text:p text:style-name="P5"><text:soft-page-break/>CLASSE</text:p>
      <text:p text:style-name="P5">planta de como vai ser um objeto, uma descrição, quais propriedades, metodos ira terminal</text:p>
      <text:p text:style-name="P5"/>
      <text:p text:style-name="P5">OBJETO</text:p>
      <text:p text:style-name="P5">dentro da programação é a representação de um objeto do mundo real com atributos =&gt; informações e</text:p>
      <text:p text:style-name="P5">métodos =&gt; comportamentos</text:p>
      <text:p text:style-name="P5"/>
      <text:p text:style-name="P5"/>
      <text:p text:style-name="P6">POO PART 2</text:p>
      <text:p text:style-name="P6"/>
      <text:p text:style-name="P5"/>
      <text:p text:style-name="P5"/>
      <text:p text:style-name="P5">require – foi utilizado para carregar gems, e ele pode ser usado para carregar outros arquivos no projeto</text:p>
      <text:p text:style-name="P5">escopo das variaveis:</text:p>
      <text:p text:style-name="P5">4 tipos de variaveis</text:p>
      <text:p text:style-name="P5">locais, global, de classe e instancia</text:p>
      <text:p text:style-name="P5"/>
      <text:p text:style-name="P6">variavel local:</text:p>
      <text:p text:style-name="P5">visibilidade mais limitada, se declarada dentro de uma classe ou metodos ela só podera ser utilizada la dentro</text:p>
      <text:p text:style-name="P5">declçarada com a primeira letra do nome minuscula ou sublinhada</text:p>
      <text:p text:style-name="P5"/>
      <text:p text:style-name="P6">variavel Global</text:p>
      <text:p text:style-name="P5">declara com um $ (cifrão)</text:p>
      <text:p text:style-name="P5">pode ser visivel em qualquer lugar, e transformada ou alterada a qualquer parte do programa</text:p>
      <text:p text:style-name="P5">maior dificuldade de verificar bugs com ela</text:p>
      <text:p text:style-name="P5"/>
      <text:p text:style-name="P6">variavel de classe</text:p>
      <text:p text:style-name="P5">declarada com dois @@</text:p>
      <text:p text:style-name="P5">se declarada dentro de uma classe, qualquer instacia pode utiliza-la</text:p>
      <text:p text:style-name="P5"/>
      <text:p text:style-name="P6">variavel de instacia</text:p>
      <text:p text:style-name="P5">declarada com um @</text:p>
      <text:p text:style-name="P5">semelhante a variavel de classe, mas não é compartilhada entre todas as instacias da classe</text:p>
      <text:p text:style-name="P5"/>
      <text:p text:style-name="P5"/>
      <text:p text:style-name="P6">atributos</text:p>
      <text:p text:style-name="Standard"><text:span text:style-name="Fonte_20_parág._20_padrão"><text:span text:style-name="T3">são sempre privados e começam com @</text:span></text:span></text:p>
      <text:p text:style-name="Standard"><text:span text:style-name="Fonte_20_parág._20_padrão"><text:span text:style-name="T3">é um valor associado como instancia</text:span></text:span></text:p>
      <text:p text:style-name="P6"/>
      <text:p text:style-name="P5"/>
      <text:p text:style-name="P5">Ruby</text:p>
      <text:p text:style-name="P5"/>
      <text:p text:style-name="P5">Blocks:</text:p>
      <text:p text:style-name="P5">Função anônima, ou função sem nome</text:p>
      <text:p text:style-name="P5">Definido entre do..end ou colchetes</text:p>
      <text:p text:style-name="P5"/>
      <text:p text:style-name="P5"/>
      <text:p text:style-name="P18">lambda</text:p>
      <text:p text:style-name="P18">similares aos blocks, podem ser salvas em variaveis</text:p>
      <text:p text:style-name="P18"/>
      <text:p text:style-name="P18"/>
      <text:p text:style-name="P19">modules</text:p>
      <text:p text:style-name="P19"/>
      <text:p text:style-name="P19">1- namespace – serve como um container para agrupar objetos relacionados</text:p>
      <text:p text:style-name="P19">2- mixins – serve para incluir funcionalidades extras as classes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Grande" svg:font-family="'Lucida Grande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01-02T13:10:00Z</meta:creation-date>
    <dc:date>2023-01-18T08:57:17.371414154</dc:date>
    <meta:editing-cycles>10</meta:editing-cycles>
    <meta:editing-duration>PT22H45M17S</meta:editing-duration>
    <meta:document-statistic meta:table-count="0" meta:image-count="0" meta:object-count="0" meta:page-count="3" meta:paragraph-count="95" meta:word-count="702" meta:character-count="4196" meta:non-whitespace-character-count="3566"/>
    <meta:template xlink:type="simple" xlink:actuate="onRequest" xlink:title="" xlink:href="Normal.dotm"/>
  </office:meta>
</office:document-meta>
</file>